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mazon Ember" svg:font-family="'Amazon Ember', Arial, sans-serif"/>
    <style:font-face style:name="Helvetica Neue" svg:font-family="'Helvetica Neue', Helvetica, Arial, sans-serif"/>
    <style:font-face style:name="Lusitana" svg:font-family="Lusitana,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fo:font-variant="normal" fo:text-transform="none" fo:color="#333333" style:font-name="verdana" fo:font-size="12pt" fo:letter-spacing="normal" fo:font-style="normal" fo:font-weight="normal"/>
    </style:style>
    <style:style style:name="P2" style:family="paragraph" style:parent-style-name="Standard">
      <style:paragraph-properties fo:margin-left="0in" fo:margin-right="0in" fo:orphans="2" fo:widows="2" fo:text-indent="0in" style:auto-text-indent="false"/>
      <style:text-properties fo:font-variant="normal" fo:text-transform="none" fo:color="#333333" style:font-name="verdana" fo:font-size="12pt" fo:letter-spacing="normal" fo:font-style="normal" fo:font-weight="normal" officeooo:rsid="001e91ce" officeooo:paragraph-rsid="001e91ce"/>
    </style:style>
    <style:style style:name="P3" style:family="paragraph" style:parent-style-name="Standard">
      <style:paragraph-properties fo:margin-left="0in" fo:margin-right="0in" fo:orphans="2" fo:widows="2" fo:text-indent="0in" style:auto-text-indent="false"/>
      <style:text-properties fo:font-variant="normal" fo:text-transform="none" fo:color="#333333" style:font-name="verdana" fo:font-size="12pt" fo:letter-spacing="normal" fo:font-style="normal" fo:font-weight="normal" officeooo:rsid="001f443e" officeooo:paragraph-rsid="001f443e"/>
    </style:style>
    <style:style style:name="P4" style:family="paragraph" style:parent-style-name="Standard">
      <style:paragraph-properties fo:margin-left="0in" fo:margin-right="0in" fo:orphans="2" fo:widows="2" fo:text-indent="0in" style:auto-text-indent="false"/>
      <style:text-properties fo:font-variant="normal" fo:text-transform="none" fo:color="#333333" style:font-name="verdana" fo:font-size="12pt" fo:letter-spacing="normal" fo:font-style="normal" fo:font-weight="normal" officeooo:rsid="002098ce" officeooo:paragraph-rsid="002098ce"/>
    </style:style>
    <style:style style:name="P5" style:family="paragraph" style:parent-style-name="Standard">
      <style:paragraph-properties fo:margin-left="0in" fo:margin-right="0in" fo:orphans="2" fo:widows="2" fo:text-indent="0in" style:auto-text-indent="false"/>
      <style:text-properties fo:font-variant="normal" fo:text-transform="none" fo:color="#333333" style:font-name="verdana" fo:font-size="12pt" fo:letter-spacing="normal" fo:font-style="normal" fo:font-weight="normal" officeooo:rsid="0021d909" officeooo:paragraph-rsid="0021d909"/>
    </style:style>
    <style:style style:name="P6" style:family="paragraph" style:parent-style-name="Standard">
      <style:paragraph-properties fo:margin-left="0in" fo:margin-right="0in" fo:orphans="2" fo:widows="2" fo:text-indent="0in" style:auto-text-indent="false"/>
      <style:text-properties fo:font-variant="normal" fo:text-transform="none" fo:color="#404041" style:font-name="Lusitana" fo:font-size="12pt" fo:letter-spacing="normal" fo:font-style="normal" fo:font-weight="normal" officeooo:rsid="002098ce" officeooo:paragraph-rsid="002098ce"/>
    </style:style>
    <style:style style:name="P7" style:family="paragraph" style:parent-style-name="Standard">
      <style:paragraph-properties fo:margin-left="0in" fo:margin-right="0in" fo:orphans="2" fo:widows="2" fo:text-indent="0in" style:auto-text-indent="false"/>
      <style:text-properties fo:font-variant="normal" fo:text-transform="none" fo:color="#111111" style:font-name="Amazon Ember" fo:font-size="15pt" fo:letter-spacing="normal" fo:font-style="normal" fo:font-weight="normal" officeooo:rsid="0021d909" officeooo:paragraph-rsid="0021d909"/>
    </style:style>
    <style:style style:name="P8" style:family="paragraph" style:parent-style-name="Standard">
      <style:paragraph-properties fo:margin-left="0in" fo:margin-right="0in" fo:orphans="2" fo:widows="2" fo:text-indent="0in" style:auto-text-indent="false"/>
      <style:text-properties fo:font-variant="normal" fo:text-transform="none" fo:color="#111111" style:font-name="Amazon Ember" fo:font-size="15pt" fo:letter-spacing="normal" fo:font-style="normal" fo:font-weight="normal" officeooo:rsid="00245d3c" officeooo:paragraph-rsid="00245d3c" style:font-size-asian="12pt" style:font-size-complex="12pt"/>
    </style:style>
    <style:style style:name="P9" style:family="paragraph" style:parent-style-name="Standard">
      <style:paragraph-properties fo:margin-left="0in" fo:margin-right="0in" fo:orphans="2" fo:widows="2" fo:text-indent="0in" style:auto-text-indent="false"/>
      <style:text-properties fo:font-variant="normal" fo:text-transform="none" fo:color="#111111" style:font-name="Amazon Ember" fo:font-size="15pt" fo:letter-spacing="normal" fo:font-style="normal" fo:font-weight="normal" officeooo:rsid="00263c2e" officeooo:paragraph-rsid="00263c2e" style:font-size-asian="12pt" style:font-size-complex="12pt"/>
    </style:style>
    <style:style style:name="P10" style:family="paragraph" style:parent-style-name="Standard">
      <style:paragraph-properties fo:margin-left="0in" fo:margin-right="0in" fo:orphans="2" fo:widows="2" fo:text-indent="0in" style:auto-text-indent="false"/>
      <style:text-properties fo:font-variant="normal" fo:text-transform="none" fo:color="#111111" style:font-name="Amazon Ember" fo:font-size="12pt" fo:letter-spacing="normal" fo:font-style="normal" fo:font-weight="normal" officeooo:rsid="00231788" officeooo:paragraph-rsid="00231788" style:font-size-asian="12pt" style:font-size-complex="12pt"/>
    </style:style>
    <style:style style:name="P11" style:family="paragraph" style:parent-style-name="Standard">
      <style:paragraph-properties fo:margin-left="0in" fo:margin-right="0in" fo:orphans="2" fo:widows="2" fo:text-indent="0in" style:auto-text-indent="false"/>
      <style:text-properties fo:font-variant="normal" fo:text-transform="none" fo:color="#111111" style:font-name="Amazon Ember" fo:font-size="12pt" fo:letter-spacing="normal" fo:font-style="normal" fo:font-weight="normal" officeooo:rsid="00245d3c" officeooo:paragraph-rsid="00245d3c" style:font-size-asian="12pt" style:font-size-complex="12pt"/>
    </style:style>
    <style:style style:name="P12" style:family="paragraph" style:parent-style-name="Standard">
      <style:paragraph-properties fo:margin-left="0in" fo:margin-right="0in" fo:orphans="2" fo:widows="2" fo:text-indent="0in" style:auto-text-indent="false"/>
      <style:text-properties fo:font-variant="normal" fo:text-transform="none" fo:color="#111111" style:font-name="Amazon Ember" fo:font-size="12.75pt" fo:letter-spacing="normal" fo:font-style="normal" fo:font-weight="normal" officeooo:rsid="00245d3c" officeooo:paragraph-rsid="00245d3c" style:font-size-asian="12pt" style:font-size-complex="12pt" loext:padding="0in" loext:border="none"/>
    </style:style>
    <style:style style:name="P13" style:family="paragraph" style:parent-style-name="Standard">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333333" style:font-name="verdana" fo:font-size="12pt" fo:letter-spacing="normal" fo:font-style="normal" fo:font-weight="normal" officeooo:rsid="001e91ce" officeooo:paragraph-rsid="001e91ce"/>
    </style:style>
    <style:style style:name="P14" style:family="paragraph" style:parent-style-name="Standard">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333333" style:font-name="verdana" fo:font-size="12pt" fo:letter-spacing="normal" fo:font-style="normal" fo:font-weight="normal" officeooo:rsid="001f443e" officeooo:paragraph-rsid="001f443e"/>
    </style:style>
    <style:style style:name="P15" style:family="paragraph" style:parent-style-name="Standard">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333333" style:font-name="verdana" fo:font-size="12pt" fo:letter-spacing="normal" fo:font-style="normal" fo:font-weight="normal" officeooo:rsid="0021d909" officeooo:paragraph-rsid="0021d909"/>
    </style:style>
    <style:style style:name="P16" style:family="paragraph" style:parent-style-name="Standard">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111111" style:font-name="Amazon Ember" fo:font-size="12pt" fo:letter-spacing="normal" fo:font-style="normal" fo:font-weight="normal" officeooo:rsid="00231788" officeooo:paragraph-rsid="00231788" style:font-size-asian="12pt" style:font-size-complex="12pt"/>
    </style:style>
    <style:style style:name="P17" style:family="paragraph" style:parent-style-name="Standard">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111111" style:font-name="Amazon Ember" fo:font-size="12pt" fo:letter-spacing="normal" fo:font-style="normal" fo:font-weight="normal" officeooo:rsid="00245d3c" officeooo:paragraph-rsid="00245d3c" style:font-size-asian="12pt" style:font-size-complex="12pt"/>
    </style:style>
    <style:style style:name="P18" style:family="paragraph" style:parent-style-name="Standard">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111111" style:font-name="Amazon Ember" fo:font-size="15pt" fo:letter-spacing="normal" fo:font-style="normal" fo:font-weight="normal" officeooo:rsid="00263c2e" officeooo:paragraph-rsid="00263c2e" style:font-size-asian="12pt" style:font-size-complex="12pt"/>
    </style:style>
    <style:style style:name="P19" style:family="paragraph" style:parent-style-name="Standard">
      <style:paragraph-properties fo:margin-left="0in" fo:margin-right="0.1043in" fo:margin-top="0in" fo:margin-bottom="0in" loext:contextual-spacing="false" fo:line-height="150%" fo:orphans="2" fo:widows="2" fo:text-indent="0in" style:auto-text-indent="false"/>
    </style:style>
    <style:style style:name="P20" style:family="paragraph" style:parent-style-name="Standard">
      <style:paragraph-properties fo:margin-top="0in" fo:margin-bottom="0in" loext:contextual-spacing="false" fo:line-height="150%" fo:orphans="2" fo:widows="2"/>
    </style:style>
    <style:style style:name="P21"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Amazon Ember" fo:font-size="9.75pt" fo:letter-spacing="normal" fo:font-style="normal" fo:font-weight="normal"/>
    </style:style>
    <style:style style:name="P22"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Amazon Ember" fo:font-size="9.75pt" fo:letter-spacing="normal" fo:font-style="normal" fo:font-weight="normal"/>
    </style:style>
    <style:style style:name="P23"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Amazon Ember" fo:font-size="9.75pt" fo:letter-spacing="normal" fo:font-style="normal" fo:font-weight="normal"/>
    </style:style>
    <style:style style:name="P24"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Amazon Ember" fo:font-size="9.75pt" fo:letter-spacing="normal" fo:font-style="normal" fo:font-weight="normal"/>
    </style:style>
    <style:style style:name="P25"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Amazon Ember" fo:font-size="9.75pt" fo:letter-spacing="normal" fo:font-style="normal" fo:font-weight="normal"/>
    </style:style>
    <style:style style:name="P26" style:family="paragraph" style:parent-style-name="Text_20_body" style:list-style-name="L7">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Amazon Ember" fo:font-size="9.75pt" fo:letter-spacing="normal" fo:font-style="normal" fo:font-weight="normal"/>
    </style:style>
    <style:style style:name="P27" style:family="paragraph" style:parent-style-name="Text_20_body" style:list-style-name="L9">
      <style:paragraph-properties fo:margin-left="0in" fo:margin-right="0in" fo:margin-top="0in" fo:margin-bottom="0in" loext:contextual-spacing="false" fo:orphans="2" fo:widows="2" fo:text-indent="0in" style:auto-text-indent="false" fo:padding="0in" fo:border="none"/>
      <style:text-properties fo:font-variant="normal" fo:text-transform="none" fo:color="#111111" style:font-name="Amazon Ember" fo:font-size="9.75pt" fo:letter-spacing="normal" fo:font-style="normal" fo:font-weight="normal"/>
    </style:style>
    <style:style style:name="P28" style:family="paragraph" style:parent-style-name="Text_20_body">
      <style:paragraph-properties fo:margin-left="0in" fo:margin-right="0in" fo:orphans="2" fo:widows="2" fo:text-indent="0in" style:auto-text-indent="false"/>
      <style:text-properties fo:font-variant="normal" fo:text-transform="none" fo:color="#111111" style:font-name="Amazon Ember" fo:font-size="9.75pt" fo:letter-spacing="normal" fo:font-style="normal" fo:font-weight="normal" officeooo:rsid="001f443e" officeooo:paragraph-rsid="001f443e"/>
    </style:style>
    <style:style style:name="P29" style:family="paragraph" style:parent-style-name="Text_20_body">
      <style:paragraph-properties fo:margin-left="0in" fo:margin-right="0in" fo:orphans="2" fo:widows="2" fo:text-indent="0in" style:auto-text-indent="false"/>
      <style:text-properties fo:font-variant="normal" fo:text-transform="none" fo:color="#111111" style:font-name="Amazon Ember" fo:font-size="9.75pt" fo:letter-spacing="normal" fo:font-style="normal" fo:font-weight="normal" officeooo:rsid="001f443e" officeooo:paragraph-rsid="001f443e" style:font-size-asian="24pt" style:font-size-complex="24pt"/>
    </style:style>
    <style:style style:name="P30" style:family="paragraph" style:parent-style-name="Text_20_body">
      <style:paragraph-properties fo:margin-left="0in" fo:margin-right="0in" fo:orphans="2" fo:widows="2" fo:text-indent="0in" style:auto-text-indent="false"/>
      <style:text-properties fo:font-variant="normal" fo:text-transform="none" fo:color="#111111" style:font-name="Amazon Ember" fo:font-size="9.75pt" fo:letter-spacing="normal" fo:font-style="normal" fo:font-weight="normal" officeooo:rsid="0021d909" officeooo:paragraph-rsid="0021d909" style:font-size-asian="10.5pt" style:font-size-complex="12pt"/>
    </style:style>
    <style:style style:name="P31" style:family="paragraph" style:parent-style-name="Text_20_body">
      <style:paragraph-properties fo:margin-left="0in" fo:margin-right="0in" fo:orphans="2" fo:widows="2" fo:text-indent="0in" style:auto-text-indent="false"/>
      <style:text-properties fo:font-variant="normal" fo:text-transform="none" fo:color="#111111" style:font-name="Amazon Ember" fo:font-size="9.75pt" fo:letter-spacing="normal" fo:font-style="normal" fo:font-weight="normal" officeooo:rsid="00263c2e" officeooo:paragraph-rsid="00263c2e" style:font-size-asian="10.5pt" style:font-weight-asian="normal" style:font-size-complex="12pt" style:font-weight-complex="normal"/>
    </style:style>
    <style:style style:name="P32" style:family="paragraph" style:parent-style-name="Text_20_body">
      <style:paragraph-properties fo:margin-left="0in" fo:margin-right="0in" fo:orphans="2" fo:widows="2" fo:text-indent="0in" style:auto-text-indent="false"/>
      <style:text-properties fo:font-variant="normal" fo:text-transform="none" fo:color="#111111" style:font-name="Amazon Ember" fo:font-size="9.75pt" fo:letter-spacing="normal" fo:font-style="normal" fo:font-weight="normal" officeooo:rsid="0021d909" officeooo:paragraph-rsid="0021d909"/>
    </style:style>
    <style:style style:name="P33" style:family="paragraph" style:parent-style-name="Text_20_body">
      <style:paragraph-properties fo:margin-left="0in" fo:margin-right="0in" fo:orphans="2" fo:widows="2" fo:text-indent="0in" style:auto-text-indent="false"/>
      <style:text-properties fo:font-variant="normal" fo:text-transform="none" fo:color="#111111" style:font-name="Amazon Ember" fo:font-size="9.75pt" fo:letter-spacing="normal" fo:font-style="normal" fo:font-weight="normal" officeooo:rsid="00231788" officeooo:paragraph-rsid="00231788" style:font-size-asian="12pt" style:font-size-complex="12pt"/>
    </style:style>
    <style:style style:name="P34" style:family="paragraph" style:parent-style-name="Text_20_body">
      <style:paragraph-properties fo:margin-left="0in" fo:margin-right="0in" fo:orphans="2" fo:widows="2" fo:text-indent="0in" style:auto-text-indent="false"/>
      <style:text-properties fo:font-variant="normal" fo:text-transform="none" fo:color="#111111" style:font-name="Amazon Ember" fo:font-size="24pt" fo:letter-spacing="normal" fo:font-style="normal" fo:font-weight="normal" officeooo:rsid="0021d909" officeooo:paragraph-rsid="0021d909" style:font-size-asian="24pt" style:font-size-complex="24pt"/>
    </style:style>
    <style:style style:name="P35" style:family="paragraph" style:parent-style-name="Text_20_body">
      <style:paragraph-properties fo:margin-left="0in" fo:margin-right="0in" fo:orphans="2" fo:widows="2" fo:text-indent="0in" style:auto-text-indent="false"/>
      <style:text-properties fo:font-variant="normal" fo:text-transform="none" fo:color="#111111" style:font-name="Amazon Ember" fo:font-size="12pt" fo:letter-spacing="normal" fo:font-style="normal" fo:font-weight="normal" officeooo:rsid="0021d909" officeooo:paragraph-rsid="0021d909" style:font-size-asian="10.5pt" style:font-size-complex="12pt"/>
    </style:style>
    <style:style style:name="P36" style:family="paragraph" style:parent-style-name="Text_20_body">
      <style:paragraph-properties fo:margin-left="0in" fo:margin-right="0in" fo:orphans="2" fo:widows="2" fo:text-indent="0in" style:auto-text-indent="false"/>
      <style:text-properties fo:font-variant="normal" fo:text-transform="none" fo:color="#111111" style:font-name="Amazon Ember" fo:font-size="12pt" fo:letter-spacing="normal" fo:font-style="normal" fo:font-weight="normal" officeooo:rsid="00231788" officeooo:paragraph-rsid="00231788" style:font-size-asian="10.5pt" style:font-size-complex="12pt"/>
    </style:style>
    <style:style style:name="P37" style:family="paragraph" style:parent-style-name="Text_20_body">
      <style:paragraph-properties fo:margin-left="0in" fo:margin-right="0in" fo:orphans="2" fo:widows="2" fo:text-indent="0in" style:auto-text-indent="false"/>
      <style:text-properties fo:font-variant="normal" fo:text-transform="none" fo:color="#555555" style:font-name="Amazon Ember" fo:font-size="24pt" fo:letter-spacing="normal" fo:font-style="normal" fo:font-weight="normal" officeooo:rsid="001f443e" officeooo:paragraph-rsid="001f443e" style:font-size-asian="24pt" style:font-size-complex="24pt"/>
    </style:style>
    <style:style style:name="P38" style:family="paragraph" style:parent-style-name="Text_20_body">
      <style:paragraph-properties fo:margin-left="0in" fo:margin-right="0in" fo:orphans="2" fo:widows="2" fo:text-indent="0in" style:auto-text-indent="false"/>
      <style:text-properties fo:font-variant="normal" fo:text-transform="none" fo:color="#555555" style:font-name="Amazon Ember" fo:font-size="12pt" fo:letter-spacing="normal" fo:font-style="normal" fo:font-weight="normal" officeooo:rsid="001f443e" officeooo:paragraph-rsid="001f443e" style:font-size-asian="10.5pt" style:font-size-complex="12pt"/>
    </style:style>
    <style:style style:name="P39" style:family="paragraph" style:parent-style-name="Text_20_body">
      <style:paragraph-properties fo:margin-left="0in" fo:margin-right="0in" fo:orphans="2" fo:widows="2" fo:text-indent="0in" style:auto-text-indent="false"/>
      <style:text-properties fo:font-variant="normal" fo:text-transform="none" fo:color="#555555" style:font-name="Amazon Ember" fo:font-size="12pt" fo:letter-spacing="normal" fo:font-style="normal" fo:font-weight="normal" officeooo:rsid="0021d909" officeooo:paragraph-rsid="0021d909" style:font-size-asian="10.5pt" style:font-size-complex="12pt"/>
    </style:style>
    <style:style style:name="P40" style:family="paragraph" style:parent-style-name="Text_20_body">
      <style:paragraph-properties fo:margin-left="0in" fo:margin-right="0in" fo:orphans="2" fo:widows="2" fo:text-indent="0in" style:auto-text-indent="false"/>
      <style:text-properties fo:font-variant="normal" fo:text-transform="none" fo:color="#555555" style:font-name="Amazon Ember" fo:font-size="15.75pt" fo:letter-spacing="normal" fo:font-style="normal" fo:font-weight="normal" officeooo:rsid="001f443e" officeooo:paragraph-rsid="001f443e"/>
    </style:style>
    <style:style style:name="P41" style:family="paragraph" style:parent-style-name="Text_20_body">
      <style:paragraph-properties fo:margin-left="0in" fo:margin-right="0in" fo:orphans="2" fo:widows="2" fo:text-indent="0in" style:auto-text-indent="false"/>
      <style:text-properties fo:font-variant="normal" fo:text-transform="none" fo:color="#000000" style:font-name="Helvetica Neue" fo:font-size="18pt" fo:letter-spacing="normal" fo:font-style="normal" fo:font-weight="normal" officeooo:rsid="00263c2e" officeooo:paragraph-rsid="00263c2e" style:font-size-asian="12pt" style:font-weight-asian="normal" style:font-size-complex="12pt" style:font-weight-complex="normal"/>
    </style:style>
    <style:style style:name="P42" style:family="paragraph" style:parent-style-name="Text_20_body">
      <style:paragraph-properties fo:margin-left="0in" fo:margin-right="0in" fo:orphans="2" fo:widows="2" fo:text-indent="0in" style:auto-text-indent="false"/>
      <style:text-properties fo:font-variant="normal" fo:text-transform="none" fo:color="#000000" style:font-name="Helvetica Neue" fo:font-size="12pt" fo:letter-spacing="normal" fo:font-style="normal" fo:font-weight="normal" officeooo:rsid="00263c2e" officeooo:paragraph-rsid="00263c2e" style:font-size-asian="10.5pt" style:font-weight-asian="normal" style:font-size-complex="12pt" style:font-weight-complex="normal"/>
    </style:style>
    <style:style style:name="P43" style:family="paragraph" style:parent-style-name="Text_20_body">
      <style:paragraph-properties fo:margin-left="0in" fo:margin-right="0in" fo:orphans="2" fo:widows="2" fo:text-indent="0in" style:auto-text-indent="false" fo:padding="0.0291in" fo:border-left="none" fo:border-right="none" fo:border-top="none" fo:border-bottom="0.06pt solid #000000" style:join-border="false"/>
      <style:text-properties fo:font-variant="normal" fo:text-transform="none" fo:color="#111111" style:font-name="Amazon Ember" fo:font-size="12pt" fo:letter-spacing="normal" fo:font-style="normal" fo:font-weight="normal" officeooo:rsid="00231788" officeooo:paragraph-rsid="00231788" style:font-size-asian="10.5pt" style:font-size-complex="12pt"/>
    </style:style>
    <style:style style:name="P44" style:family="paragraph" style:parent-style-name="Text_20_body" style:list-style-name="L6">
      <style:paragraph-properties fo:margin-left="0.1457in" fo:margin-right="0in" fo:margin-top="0in" fo:margin-bottom="0.0626in" loext:contextual-spacing="false" style:line-height-at-least="0.1772in" fo:orphans="2" fo:widows="2" fo:text-indent="0in" style:auto-text-indent="false" fo:padding="0in" fo:border="none"/>
      <style:text-properties fo:font-variant="normal" fo:text-transform="none" fo:color="#111111" style:font-name="Amazon Ember" fo:font-size="9.75pt" fo:letter-spacing="normal" fo:font-style="normal" fo:font-weight="normal"/>
    </style:style>
    <style:style style:name="P45" style:family="paragraph" style:parent-style-name="Text_20_body" style:list-style-name="L8">
      <style:paragraph-properties fo:margin-left="0.1457in" fo:margin-right="0.1043in" fo:margin-top="0in" fo:margin-bottom="0.0626in" loext:contextual-spacing="false" style:line-height-at-least="0.1772in" fo:orphans="2" fo:widows="2" fo:text-indent="0in" style:auto-text-indent="false" fo:padding="0in" fo:border="none"/>
      <style:text-properties fo:color="#111111"/>
    </style:style>
    <style:style style:name="P46" style:family="paragraph" style:parent-style-name="Text_20_body" style:list-style-name="L8">
      <style:paragraph-properties fo:margin-left="0.1457in" fo:margin-right="0.1043in" fo:margin-top="0in" fo:margin-bottom="0.0626in" loext:contextual-spacing="false" style:line-height-at-least="0.1772in" fo:orphans="2" fo:widows="2" fo:text-indent="0in" style:auto-text-indent="false" fo:padding="0in" fo:border="none"/>
      <style:text-properties fo:font-variant="normal" fo:text-transform="none" fo:color="#111111" style:font-name="Amazon Ember" fo:font-size="9.75pt" fo:letter-spacing="normal" fo:font-style="normal" fo:font-weight="normal" loext:padding="0in" loext:border="none"/>
    </style:style>
    <style:style style:name="P47" style:family="paragraph" style:parent-style-name="Heading_20_1">
      <style:text-properties fo:font-variant="normal" fo:text-transform="none" fo:color="#111111" style:font-name="Amazon Ember" fo:font-size="15.75pt" fo:letter-spacing="normal" fo:font-style="normal" fo:font-weight="normal"/>
    </style:style>
    <style:style style:name="P48" style:family="paragraph" style:parent-style-name="Heading_20_1">
      <style:paragraph-properties fo:margin-left="0in" fo:margin-right="0in" fo:orphans="2" fo:widows="2" fo:text-indent="0in" style:auto-text-indent="false"/>
      <style:text-properties fo:font-variant="normal" fo:text-transform="none" fo:color="#111111" style:font-name="Amazon Ember" fo:font-size="15.75pt" fo:letter-spacing="normal" fo:font-style="normal" fo:font-weight="normal" officeooo:rsid="001e91ce" officeooo:paragraph-rsid="001e91ce"/>
    </style:style>
    <style:style style:name="P49" style:family="paragraph" style:parent-style-name="Heading_20_1">
      <style:paragraph-properties fo:margin-left="0in" fo:margin-right="0in" fo:orphans="2" fo:widows="2" fo:text-indent="0in" style:auto-text-indent="false"/>
      <style:text-properties fo:font-variant="normal" fo:text-transform="none" fo:color="#111111" style:font-name="Amazon Ember" fo:font-size="15.75pt" fo:letter-spacing="normal" fo:font-style="normal" fo:font-weight="normal" officeooo:rsid="00231788" officeooo:paragraph-rsid="00231788" style:font-size-asian="12pt" style:font-size-complex="12pt"/>
    </style:style>
    <style:style style:name="P50" style:family="paragraph" style:parent-style-name="Heading_20_1">
      <style:paragraph-properties fo:margin-left="0in" fo:margin-right="0in" fo:orphans="2" fo:widows="2" fo:text-indent="0in" style:auto-text-indent="false"/>
      <style:text-properties fo:font-variant="normal" fo:text-transform="none" fo:color="#111111" style:font-name="Amazon Ember" fo:font-size="15.75pt" fo:letter-spacing="normal" fo:font-style="normal" fo:font-weight="normal" officeooo:rsid="00263c2e" officeooo:paragraph-rsid="00263c2e" style:font-size-asian="10.5pt" style:font-weight-asian="normal" style:font-size-complex="12pt" style:font-weight-complex="normal"/>
    </style:style>
    <style:style style:name="P51" style:family="paragraph" style:parent-style-name="Heading_20_1">
      <style:paragraph-properties fo:margin-left="0in" fo:margin-right="0in" fo:orphans="2" fo:widows="2" fo:text-indent="0in" style:auto-text-indent="false"/>
      <style:text-properties fo:font-variant="normal" fo:text-transform="none" fo:color="#111111" style:font-name="Amazon Ember" fo:font-size="24pt" fo:letter-spacing="normal" fo:font-style="normal" fo:font-weight="normal" officeooo:rsid="0021d909" officeooo:paragraph-rsid="0021d909" style:font-size-asian="24pt" style:font-size-complex="24pt"/>
    </style:style>
    <style:style style:name="P52" style:family="paragraph" style:parent-style-name="Heading_20_1">
      <style:paragraph-properties fo:margin-left="0in" fo:margin-right="0in" fo:orphans="2" fo:widows="2" fo:text-indent="0in" style:auto-text-indent="false"/>
      <style:text-properties fo:font-variant="normal" fo:text-transform="none" fo:color="#555555" style:font-name="Amazon Ember" fo:font-size="15.75pt" fo:letter-spacing="normal" fo:font-style="normal" fo:font-weight="normal" officeooo:rsid="001f443e" officeooo:paragraph-rsid="001f443e"/>
    </style:style>
    <style:style style:name="P53" style:family="paragraph" style:parent-style-name="Heading_20_1">
      <style:paragraph-properties fo:margin-left="0in" fo:margin-right="0in" fo:orphans="2" fo:widows="2" fo:text-indent="0in" style:auto-text-indent="false"/>
      <style:text-properties fo:font-variant="normal" fo:text-transform="none" fo:color="#555555" style:font-name="Amazon Ember" fo:font-size="15.75pt" fo:letter-spacing="normal" fo:font-style="normal" fo:font-weight="normal" officeooo:rsid="001f443e" officeooo:paragraph-rsid="001f443e" style:font-size-asian="24pt" style:font-size-complex="24pt"/>
    </style:style>
    <style:style style:name="P54" style:family="paragraph" style:parent-style-name="Heading_20_3">
      <style:paragraph-properties fo:margin-left="0in" fo:margin-right="0in" fo:orphans="2" fo:widows="2" fo:text-indent="0in" style:auto-text-indent="false"/>
      <style:text-properties fo:font-variant="normal" fo:text-transform="none" fo:color="#000000" style:font-name="Helvetica Neue" fo:font-size="18pt" fo:letter-spacing="normal" fo:font-style="normal" fo:font-weight="normal" officeooo:rsid="00263c2e" officeooo:paragraph-rsid="00263c2e" style:font-size-asian="12pt" style:font-weight-asian="normal" style:font-size-complex="12pt" style:font-weight-complex="normal"/>
    </style:style>
    <style:style style:name="fr1" style:family="graphic" style:parent-style-name="Frame">
      <style:graphic-properties fo:margin-left="0in" fo:margin-right="0.1043in" fo:margin-top="0in" fo:margin-bottom="0in" style:wrap="left" style:number-wrapped-paragraphs="no-limit" style:vertical-pos="top" style:vertical-rel="paragraph-content" style:horizontal-pos="right" style:horizontal-rel="paragraph" fo:padding="0in" fo:border="none"/>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009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8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text:bookmark text:name="title"/><text:bookmark text:name="productTitle"/>GREAT LOT OF OLD UNOPENED BASEBALL CARDS IN PACKS</text:h>
      <text:p text:style-name="Standard"/>
      <text:p text:style-name="Standard"/>
      <text:p text:style-name="Standard"/>
      <text:p text:style-name="Standard"/>
      <text:p text:style-name="P1">AMAZON'S ULTIMATE BASEBALL MINT SPORTSCARD PACKS CARD FIND! These cards have been unopened, unsearched, unsorted! They are stored in their original boxes! I am liquidating this collection into lots of 50 factory sealed cards IN UNOPENED SEALED PACKS!</text:p>
      <text:p text:style-name="P1"/>
      <text:p text:style-name="P1"/>
      <text:p text:style-name="P2">&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0LDZF466&amp;asins=B00LDZF466&amp;linkId=2cdbbe68d9a3fc6e1d4f83a37ef75594&amp;show_border=true&amp;link_opens_in_new_window=true&amp;price_color=333333&amp;title_color=0066c0&amp;bg_color=ffffff"&gt;</text:p>
      <text:p text:style-name="P2"><text:s text:c="4"/>&lt;/iframe&gt;</text:p>
      <text:p text:style-name="P2"/>
      <text:p text:style-name="P2"/>
      <text:p text:style-name="P2"><text:a xlink:type="simple" xlink:href="https://www.amazon.com/GREAT-UNOPENED-BASEBALL-CARDS-PACKS/dp/B00LDZF466/ref=as_sl_pc_qf_sp_asin_til?tag=castlehousese-20&amp;linkCode=w00&amp;linkId=2cdbbe68d9a3fc6e1d4f83a37ef75594&amp;creativeASIN=B00LDZF466" text:style-name="Internet_20_link" text:visited-style-name="Visited_20_Internet_20_Link">https://www.amazon.com/GREAT-UNOPENED-BASEBALL-CARDS-PACKS/dp/B00LDZF466/ref=as_sl_pc_qf_sp_asin_til?tag=castlehousese-20&amp;linkCode=w00&amp;linkId=2cdbbe68d9a3fc6e1d4f83a37ef75594&amp;creativeASIN=B00LDZF466</text:a></text:p>
      <text:p text:style-name="P2"/>
      <text:p text:style-name="P2"/>
      <text:p text:style-name="P13"/>
      <text:p text:style-name="P2"/>
      <text:p text:style-name="P2"/>
      <text:h text:style-name="P48" text:outline-level="1"><text:bookmark text:name="title1"/><text:bookmark text:name="productTitle1"/>MICHAEL JORDAN CHICAGO BULLS LAST FINAL SHOT FRAMED 8X10 PHOTO 1998 FINALS</text:h>
      <text:p text:style-name="P2"/>
      <text:p text:style-name="P2"/>
      <text:p text:style-name="P2">8X10 PHOTO FRAMED AND DOUBLE MATTED OVERALL SIZE APPROX 13X16</text:p>
      <text:p text:style-name="P2"/>
      <text:p text:style-name="P2"/>
      <text:p text:style-name="P2"/>
      <text:p text:style-name="P2"/>
      <text:p text:style-name="P3"/>
      <text:p text:style-name="P3"/>
      <text:p text:style-name="P3"/>
      <text:p text:style-name="P3"/>
      <text:p text:style-name="P3"><text:soft-page-break/>&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0ZSFWY1K&amp;asins=B00ZSFWY1K&amp;linkId=254b8e416d1509e06acd57263a9302b5&amp;show_border=true&amp;link_opens_in_new_window=true&amp;price_color=333333&amp;title_color=0066c0&amp;bg_color=ffffff"&gt;</text:p>
      <text:p text:style-name="P3"><text:s text:c="4"/>&lt;/iframe&gt;</text:p>
      <text:p text:style-name="P2"/>
      <text:p text:style-name="P2"/>
      <text:p text:style-name="P2"/>
      <text:p text:style-name="P3"><text:a xlink:type="simple" xlink:href="https://www.amazon.com/MICHAEL-JORDAN-CHICAGO-FRAMED-FINALS/dp/B00ZSFWY1K/ref=as_sl_pc_qf_sp_asin_til?tag=castlehousese-20&amp;linkCode=w00&amp;linkId=254b8e416d1509e06acd57263a9302b5&amp;creativeASIN=B00ZSFWY1K" text:style-name="Internet_20_link" text:visited-style-name="Visited_20_Internet_20_Link">https://www.amazon.com/MICHAEL-JORDAN-CHICAGO-FRAMED-FINALS/dp/B00ZSFWY1K/ref=as_sl_pc_qf_sp_asin_til?tag=castlehousese-20&amp;linkCode=w00&amp;linkId=254b8e416d1509e06acd57263a9302b5&amp;creativeASIN=B00ZSFWY1K</text:a></text:p>
      <text:p text:style-name="P3"/>
      <text:p text:style-name="P3"/>
      <text:p text:style-name="P14"/>
      <text:p text:style-name="P3"/>
      <text:p text:style-name="P3"/>
      <text:h text:style-name="P52" text:outline-level="1"><text:bookmark text:name="title2"/><text:bookmark text:name="productTitle2"/>US Flag USA Proudy Patriotic American Standard Official Lapel Pin Series</text:h>
      <text:p text:style-name="P3"/>
      <text:p text:style-name="P3"/>
      <text:p text:style-name="P6">The official Thin Red Line flag made into a high quality, American made, lapel pin. This design represents the brave men and women firefighters.</text:p>
      <text:p text:style-name="P4"/>
      <text:p text:style-name="P28">HIGH QUALITY - enamel smooth glassy finish</text:p>
      <text:list xml:id="list4417681127081648591" text:style-name="L1">
        <text:list-item>
          <text:p text:style-name="P21">BEAUTIFUL - gold brass lacquered design</text:p>
        </text:list-item>
        <text:list-item>
          <text:p text:style-name="P21">CLUTH BACK - Each Pin comes with clutch back</text:p>
        </text:list-item>
        <text:list-item>
          <text:p text:style-name="P21">PERFECT GIFT - Makes a wonderful gift idea!</text:p>
        </text:list-item>
        <text:list-item>
          <text:p text:style-name="P21">FAST SHIPPING - Our shipping is managed by Amazon</text:p>
        </text:list-item>
      </text:list>
      <text:p text:style-name="P3"/>
      <text:p text:style-name="P4">&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1N9HG6YM&amp;asins=B01N9HG6YM&amp;linkId=11e264d9ec391d08af165db7c2fb19b4&amp;show_border=true&amp;link_opens_in_new_window=true&amp;price_color=333333&amp;title_color=0066c0&amp;bg_color=ffffff"&gt;</text:p>
      <text:p text:style-name="P4"><text:s text:c="4"/>&lt;/iframe&gt;</text:p>
      <text:p text:style-name="P3"/>
      <text:p text:style-name="P3"/>
      <text:p text:style-name="P3"><text:soft-page-break/></text:p>
      <text:p text:style-name="P4">https://www.amazon.com/Proudy-Patriotic-American-Standard-Official/dp/B01N9HG6YM/ref=as_sl_pc_qf_sp_asin_til?tag=castlehousese-20&amp;linkCode=w00&amp;linkId=11e264d9ec391d08af165db7c2fb19b4&amp;creativeASIN=B01N9HG6YM</text:p>
      <text:p text:style-name="P3"/>
      <text:p text:style-name="P14"/>
      <text:p text:style-name="P3"/>
      <text:p text:style-name="P3"/>
      <text:h text:style-name="P53" text:outline-level="1"><text:bookmark text:name="title4"/><text:bookmark text:name="productTitle4"/>Gillberry High Waist Fitness Yoga Sport Pants Printed Stretch Point Leggings FBA</text:h>
      <text:p text:style-name="P37"/>
      <text:p text:style-name="P38"/>
      <text:p text:style-name="P29">100% Spandex</text:p>
      <text:list xml:id="list7236244483277461988" text:style-name="L2">
        <text:list-item>
          <text:p text:style-name="P22">Hand Washable only</text:p>
        </text:list-item>
        <text:list-item>
          <text:p text:style-name="P22">Gender:Women. Item Type:Nine Points,Yoga.</text:p>
        </text:list-item>
        <text:list-item>
          <text:p text:style-name="P22">Fit Type:Straight. Waist Type:High.</text:p>
        </text:list-item>
        <text:list-item>
          <text:p text:style-name="P22">Fabric Type:Printing. Thickness:Standard.</text:p>
        </text:list-item>
        <text:list-item>
          <text:p text:style-name="P22">Pattern Type:3D / three-dimensional pattern.</text:p>
        </text:list-item>
        <text:list-item>
          <text:p text:style-name="P22">Sport: Yoga/Jogging. Material:spandex.</text:p>
        </text:list-item>
      </text:list>
      <text:p text:style-name="P37"/>
      <text:p text:style-name="P37"/>
      <text:p text:style-name="P38"/>
      <text:p text:style-name="P39">&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72LDZ8JW&amp;asins=B072LDZ8JW&amp;linkId=4eadb0b0ab4693cffe3ae0d9fa62091a&amp;show_border=true&amp;link_opens_in_new_window=true&amp;price_color=333333&amp;title_color=0066c0&amp;bg_color=ffffff"&gt;</text:p>
      <text:p text:style-name="P39"><text:s text:c="4"/>&lt;/iframe&gt;</text:p>
      <text:p text:style-name="P39"/>
      <text:p text:style-name="P39"/>
      <text:p text:style-name="P39"><text:soft-page-break/>https://www.amazon.com/Gillberry-Fitness-Pants-Printed-Leggings/dp/B072LDZ8JW/ref=as_sl_pc_qf_sp_asin_til?tag=castlehousese-20&amp;linkCode=w00&amp;linkId=4eadb0b0ab4693cffe3ae0d9fa62091a&amp;creativeASIN=B072LDZ8JW</text:p>
      <text:p text:style-name="P3"/>
      <text:p text:style-name="P14"/>
      <text:p text:style-name="P3"/>
      <text:p text:style-name="P3"/>
      <text:h text:style-name="P52" text:outline-level="1"><text:bookmark text:name="title5"/><text:bookmark text:name="productTitle5"/>Walnut Wood Wayfarer Sunglasses For Men &amp; Women with Polarized Lenses GOWOOD</text:h>
      <text:p text:style-name="P40"/>
      <text:p text:style-name="P28">BETTER QUALITY: This pair of wayfarer wood sunglasses for men &amp; women is better quality. The black matte plastic front is light and strong. The real walnut wood temples fold perfectly over each other and are not wobbly. The spring hinges make sure they fold tight and are flexible around the head. You will love this classic wayfarer frame</text:p>
      <text:list xml:id="list3464919734845183847" text:style-name="L3">
        <text:list-item>
          <text:p text:style-name="P23">CLEAR DARK LENS: These wayfarer sunglasses come with polarized glare eliminating and UV400 protective lenses, blocking 100% of UV radiation. The lenses are made of thermal-cured plastic: the more commonly used material nowadays for optimal lens quality. This plastic is much lighter and provides a clear vision. The lenses are relatively dark as we learned from our clientele that most people enjoy a darker lens</text:p>
        </text:list-item>
        <text:list-item>
          <text:p text:style-name="P23">UNIQUE: walnut wood wayfarer sunglasses are taking over in popularity big time. Each pair has its own unique wood grain and everybody just loves the darker natural wood. You will look at your best and everybody will tell you how cool your wood sunglasses are.</text:p>
        </text:list-item>
        <text:list-item>
          <text:p text:style-name="P23">Lens width: 54 millimeters</text:p>
        </text:list-item>
        <text:list-item>
          <text:p text:style-name="P23">COMFORTABLE: Walnut is strong, yet ultra light. These wayfarer style sunglasses only weigh 22 grams or 0.78 ounces (less than 1 ounce!) and are therefore very comfortable, after a few minutes you won't even notice them anymore.</text:p>
        </text:list-item>
        <text:list-item>
          <text:p text:style-name="P23">RESPONSIBLE: Only eco-friendly and recycled wood used. No harm is done to the environment, feel good about yourself!</text:p>
        </text:list-item>
        <text:list-item>
          <text:p text:style-name="P23">COMPLIMENTARY: Each pair is delivered inside a bamboo wood box and an ultra soft, thick high quality microfiber pouch. Protect your investment and make your wayfarer sunglasses last much longer.</text:p>
        </text:list-item>
        <text:list-item>
          <text:p text:style-name="P23">SAVE MONEY: You will not need to buy a new pair soon, this one will last. Make use of our current promo (only while stock lasts) and save even more. With our 100% money back guarantee you have nothing to loose.</text:p>
        </text:list-item>
      </text:list>
      <text:p text:style-name="P40"/>
      <text:p text:style-name="P40"/>
      <text:p text:style-name="P40"/>
      <text:p text:style-name="P5"/>
      <text:p text:style-name="P5"/>
      <text:p text:style-name="P5"><text:soft-page-break/></text:p>
      <text:p text:style-name="P5">&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1LWMQDRQ&amp;asins=B01LWMQDRQ&amp;linkId=e36501534c017dd1ff8d676edeefecc7&amp;show_border=true&amp;link_opens_in_new_window=true&amp;price_color=333333&amp;title_color=0066c0&amp;bg_color=ffffff"&gt;</text:p>
      <text:p text:style-name="P5"><text:s text:c="4"/>&lt;/iframe&gt;</text:p>
      <text:p text:style-name="P5"/>
      <text:p text:style-name="P5"/>
      <text:p text:style-name="P5"><text:a xlink:type="simple" xlink:href="https://www.amazon.com/Walnut-Wayfarer-Sunglasses-Polarized-GOWOOD/dp/B01LWMQDRQ/ref=as_sl_pc_qf_sp_asin_til?tag=castlehousese-20&amp;linkCode=w00&amp;linkId=e36501534c017dd1ff8d676edeefecc7&amp;creativeASIN=B01LWMQDRQ" text:style-name="Internet_20_link" text:visited-style-name="Visited_20_Internet_20_Link">https://www.amazon.com/Walnut-Wayfarer-Sunglasses-Polarized-GOWOOD/dp/B01LWMQDRQ/ref=as_sl_pc_qf_sp_asin_til?tag=castlehousese-20&amp;linkCode=w00&amp;linkId=e36501534c017dd1ff8d676edeefecc7&amp;creativeASIN=B01LWMQDRQ</text:a></text:p>
      <text:p text:style-name="P5"/>
      <text:p text:style-name="P5"/>
      <text:p text:style-name="P15"/>
      <text:p text:style-name="P5"/>
      <text:p text:style-name="P5"/>
      <text:p text:style-name="P5"/>
      <text:p text:style-name="P5"/>
      <text:h text:style-name="P51" text:outline-level="1"><text:bookmark text:name="title6"/><text:bookmark text:name="productTitle6"/>OQOE Universal Waterproof Case - Black (2 Pack)</text:h>
      <text:p text:style-name="P34"/>
      <text:p text:style-name="P30">[Universal] Waterproof Case - Fits all phones up to 6" diagonal. Comes with a 18" reinforced lanyard to wear your case around your neck or wrist. (Larger phones like the iPhone 6s and Galaxy S7 may need their protective case removed before use)(iPhone 7 and iPhone 7 Plus home key not useable through this case)</text:p>
      <text:list xml:id="list5059766130790498773" text:style-name="L4">
        <text:list-item>
          <text:p text:style-name="P24">[Unlimited Uses] - The OQOE Waterproof bag is primarily used underwater, but can also be used on your next big adventure hiking, rafting, fishing, swimming, boating, kayaking, snorkeling, water park and many more activities!</text:p>
        </text:list-item>
        <text:list-item>
          <text:p text:style-name="P24">[100% Lifetime Guarantee] - If your case wears, tears, or breaks in any way, we here at OQOE will replace it at no charge and get you back to your next big adventure!  Use this durable and lifeproof case to go outside your comfort zone!</text:p>
        </text:list-item>
        <text:list-item>
          <text:p text:style-name="P24">[Simple in Design] - Simple yet Strong. The clear plastic lets you take pictures underwater or in any dirty, snowy, or any other environment where you do not want your phone damaged. Complete functionality of your phone through the case.</text:p>
        </text:list-item>
        <text:list-item>
          <text:p text:style-name="P24">[Fully Equipped] and ready to use - Clear windows on both sides for full functionality of your phone including taking pictures. You will be ready for your next big adventure!  Use it as an iPhone 6 case, an iPhone 7 case, or any phones up to 6” in diagonal length.</text:p>
        </text:list-item>
      </text:list>
      <text:p text:style-name="P35"><text:soft-page-break/></text:p>
      <text:p text:style-name="P35"/>
      <text:p text:style-name="P35"/>
      <text:p text:style-name="P35"/>
      <text:p text:style-name="P5">&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1M2BRBS1&amp;asins=B01M2BRBS1&amp;linkId=9afb60ac6df73d917db9df0085acd877&amp;show_border=true&amp;link_opens_in_new_window=true&amp;price_color=333333&amp;title_color=0066c0&amp;bg_color=ffffff"&gt;</text:p>
      <text:p text:style-name="P5"><text:s text:c="4"/>&lt;/iframe&gt;</text:p>
      <text:p text:style-name="P5"/>
      <text:p text:style-name="P5"/>
      <text:p text:style-name="P5"><text:a xlink:type="simple" xlink:href="https://www.amazon.com/OQOE-Universal-Waterproof-Case-Black/dp/B01M2BRBS1/ref=as_sl_pc_qf_sp_asin_til?tag=castlehousese-20&amp;linkCode=w00&amp;linkId=9afb60ac6df73d917db9df0085acd877&amp;creativeASIN=B01M2BRBS1" text:style-name="Internet_20_link" text:visited-style-name="Visited_20_Internet_20_Link">https://www.amazon.com/OQOE-Universal-Waterproof-Case-Black/dp/B01M2BRBS1/ref=as_sl_pc_qf_sp_asin_til?tag=castlehousese-20&amp;linkCode=w00&amp;linkId=9afb60ac6df73d917db9df0085acd877&amp;creativeASIN=B01M2BRBS1</text:a></text:p>
      <text:p text:style-name="P5"/>
      <text:p text:style-name="P5"/>
      <text:p text:style-name="P15"/>
      <text:p text:style-name="P5"/>
      <text:p text:style-name="P5"/>
      <text:h text:style-name="P51" text:outline-level="1"><text:bookmark text:name="title7"/><text:bookmark text:name="productTitle7"/>JBL Flip 3 Splashproof Portable Bluetooth Speaker, Black</text:h>
      <text:p text:style-name="P35"/>
      <text:p text:style-name="P35"/>
      <text:p text:style-name="P30">The durable fabric material and rugged rubber housing allows your speaker to outlast all of your adventures</text:p>
      <text:list xml:id="list3463286747903901846" text:style-name="L5">
        <text:list-item>
          <text:p text:style-name="P25">Wireless Bluetooth Streaming Wirelessly connect up to 3 smartphones or tablets to the speaker and take turns playing surprisingly powerful, room-filling stereo sound.</text:p>
        </text:list-item>
        <text:list-item>
          <text:p text:style-name="P25">3000mAH Rechargeable Battery: Built-in rechargeable Li-ion battery supports up to 10 hours of playtime; Build your own ecosystem by connecting multiple JBL Connect enabled speakers together to amplify the listening experience</text:p>
        </text:list-item>
        <text:list-item>
          <text:p text:style-name="P25">Take crystal clear calls from your speaker with the touch of a button thanks to the noise and echo cancelling speakerphone</text:p>
        </text:list-item>
        <text:list-item>
          <text:p text:style-name="P25">Splashproof means no more worrying about rain or spills; you can even clean it with running tap water, Just don’t submerge it; Hear the bass, feel the bass, see the bass. Dual external passive radiators demonstrate just how powerful your speakers are</text:p>
        </text:list-item>
      </text:list>
      <text:p text:style-name="P35"><text:soft-page-break/></text:p>
      <text:p text:style-name="P35"/>
      <text:p text:style-name="P36">&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145EOFDO&amp;asins=B0145EOFDO&amp;linkId=1a2b25ea351a9b2b61c9f9d3c5db0195&amp;show_border=true&amp;link_opens_in_new_window=true&amp;price_color=333333&amp;title_color=0066c0&amp;bg_color=ffffff"&gt;</text:p>
      <text:p text:style-name="P36"><text:s text:c="4"/>&lt;/iframe&gt;</text:p>
      <text:p text:style-name="P36"/>
      <text:p text:style-name="P36"/>
      <text:p text:style-name="P36"/>
      <text:p text:style-name="P36"><text:a xlink:type="simple" xlink:href="https://www.amazon.com/JBL-Splashproof-Portable-Bluetooth-Speaker/dp/B0145EOFDO/ref=as_sl_pc_qf_sp_asin_til?tag=castlehousese-20&amp;linkCode=w00&amp;linkId=1a2b25ea351a9b2b61c9f9d3c5db0195&amp;creativeASIN=B0145EOFDO" text:style-name="Internet_20_link" text:visited-style-name="Visited_20_Internet_20_Link">https://www.amazon.com/JBL-Splashproof-Portable-Bluetooth-Speaker/dp/B0145EOFDO/ref=as_sl_pc_qf_sp_asin_til?tag=castlehousese-20&amp;linkCode=w00&amp;linkId=1a2b25ea351a9b2b61c9f9d3c5db0195&amp;creativeASIN=B0145EOFDO</text:a></text:p>
      <text:p text:style-name="P36"/>
      <text:p text:style-name="P43"/>
      <text:p text:style-name="P36"/>
      <text:p text:style-name="P36"/>
      <text:p text:style-name="P36"/>
      <text:p text:style-name="P7">Carrington Farms Organic Extra Virgin Coconut Oil, 54 Ounce, Packaging May Vary</text:p>
      <text:p text:style-name="P7"/>
      <text:p text:style-name="P7"/>
      <text:p text:style-name="P32">Delicious coconut oil, healthy replacement for butter and fat</text:p>
      <text:list xml:id="list6032276570844743219" text:style-name="L6">
        <text:list-item>
          <text:p text:style-name="P44">Coconut cooking oil is a healthy and  great alternative to traditional oils such as vegetable, olive, canola, and corn oil</text:p>
        </text:list-item>
        <text:list-item>
          <text:p text:style-name="P44">Gluten free, non-GMO, free of hydrogenated and trans fats,</text:p>
        </text:list-item>
        <text:list-item>
          <text:p text:style-name="P44">Kosher, organic</text:p>
        </text:list-item>
        <text:list-item>
          <text:p text:style-name="P44">Product of the Philippine</text:p>
        </text:list-item>
      </text:list>
      <text:p text:style-name="P7"/>
      <text:p text:style-name="P7"><text:soft-page-break/></text:p>
      <text:p text:style-name="P10">&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0CPZPYLS&amp;asins=B00CPZPYLS&amp;linkId=ff1be0e0ae4d5b79ed4d7854a2db71e7&amp;show_border=true&amp;link_opens_in_new_window=true&amp;price_color=333333&amp;title_color=0066c0&amp;bg_color=ffffff"&gt;</text:p>
      <text:p text:style-name="P10"><text:s text:c="4"/>&lt;/iframe&gt;</text:p>
      <text:p text:style-name="P10"/>
      <text:p text:style-name="P10"/>
      <text:p text:style-name="P10"/>
      <text:p text:style-name="P10"><text:a xlink:type="simple" xlink:href="https://www.amazon.com/Carrington-Farms-Organic-Coconut-Packaging/dp/B00CPZPYLS/ref=as_sl_pc_qf_sp_asin_til?tag=castlehousese-20&amp;linkCode=w00&amp;linkId=ff1be0e0ae4d5b79ed4d7854a2db71e7&amp;creativeASIN=B00CPZPYLS&amp;th=1" text:style-name="Internet_20_link" text:visited-style-name="Visited_20_Internet_20_Link">https://www.amazon.com/Carrington-Farms-Organic-Coconut-Packaging/dp/B00CPZPYLS/ref=as_sl_pc_qf_sp_asin_til?tag=castlehousese-20&amp;linkCode=w00&amp;linkId=ff1be0e0ae4d5b79ed4d7854a2db71e7&amp;creativeASIN=B00CPZPYLS&amp;th=1</text:a></text:p>
      <text:p text:style-name="P10"/>
      <text:p text:style-name="P10"/>
      <text:p text:style-name="P16"/>
      <text:p text:style-name="P10"/>
      <text:p text:style-name="P10"/>
      <text:p text:style-name="P10"/>
      <text:h text:style-name="P49" text:outline-level="1"><text:bookmark text:name="title8"/><text:bookmark text:name="productTitle8"/>EasyAcc 20000mAh Power Bank (4A Dual-Input, 4.8A Smart Output) External Battery Pack Charger Portable Charger for Android iPhone Samsung HTC - Black and Orange</text:h>
      <text:p text:style-name="P10"/>
      <text:p text:style-name="P10"/>
      <text:p text:style-name="P10"/>
      <text:p text:style-name="P10"/>
      <text:p text:style-name="P33">20000mAh High Capacity: Charge an iPhone 7 6 times, a Samsung S8 more than 4 times or an iPad Mini 3 2 times.</text:p>
      <text:list xml:id="list5353724782835060001" text:style-name="L7">
        <text:list-item>
          <text:p text:style-name="P26">Life Saver: Unique 4A Dual ports input (charger adapter not included), can be superfast recharged in 6 hours, reduce the recharging time up to 50% than usual 20000mah battery.</text:p>
        </text:list-item>
        <text:list-item>
          <text:p text:style-name="P26">Highest Output: 4.8A Output with 4 USB Ports. Auto detects and changes its charging speed unique to your device for high charging speed up to 2.4A (2 times faster than a computer USB port). Charging 4 devices simultaneously.</text:p>
        </text:list-item>
        <text:list-item>
          <text:p text:style-name="P26">Safety Protection: Effectively prevents your devices from overcharge, overcurrent and short circuits as well as conform to CE, RoHS, and FCC.</text:p>
        </text:list-item>
        <text:list-item>
          <text:p text:style-name="P26">Just One Enough On-the-Go. The Top Rated Power Bank. Outstanding customer service provides 18 months warranty.</text:p>
        </text:list-item>
      </text:list>
      <text:p text:style-name="P10"/>
      <text:p text:style-name="P10"/>
      <text:p text:style-name="P11">&lt;iframe style="width:120px;height:240px;" marginwidth="0" marginheight="0" scrolling="no" frameborder="0" src="//ws-na.amazon-adsystem.com/widgets/q?<text:soft-page-break/>ServiceVersion=20070822&amp;OneJS=1&amp;Operation=GetAdHtml&amp;MarketPlace=US&amp;source=ac&amp;ref=qf_sp_asin_til&amp;ad_type=product_link&amp;tracking_id=castlehousese-20&amp;marketplace=amazon&amp;region=US&amp;placement=B01422TC14&amp;asins=B01422TC14&amp;linkId=6cbc84cb617b62cd84dd7f89a7a2901a&amp;show_border=true&amp;link_opens_in_new_window=true&amp;price_color=333333&amp;title_color=0066c0&amp;bg_color=ffffff"&gt;</text:p>
      <text:p text:style-name="P11"><text:s text:c="4"/>&lt;/iframe&gt;</text:p>
      <text:p text:style-name="P11"/>
      <text:p text:style-name="P11"/>
      <text:p text:style-name="P11"/>
      <text:p text:style-name="P11"><text:a xlink:type="simple" xlink:href="https://www.amazon.com/EasyAcc-20000mAh-Dual-Input-External-Portable/dp/B01422TC14/ref=as_sl_pc_qf_sp_asin_til?tag=castlehousese-20&amp;linkCode=w00&amp;linkId=6cbc84cb617b62cd84dd7f89a7a2901a&amp;creativeASIN=B01422TC14" text:style-name="Internet_20_link" text:visited-style-name="Visited_20_Internet_20_Link">https://www.amazon.com/EasyAcc-20000mAh-Dual-Input-External-Portable/dp/B01422TC14/ref=as_sl_pc_qf_sp_asin_til?tag=castlehousese-20&amp;linkCode=w00&amp;linkId=6cbc84cb617b62cd84dd7f89a7a2901a&amp;creativeASIN=B01422TC14</text:a></text:p>
      <text:p text:style-name="P11"/>
      <text:p text:style-name="P11"/>
      <text:p text:style-name="P17"/>
      <text:p text:style-name="P11"/>
      <text:p text:style-name="P11"/>
      <text:p text:style-name="P8">Matcha Green Tea Powder, Organic - Authentic Japanese Origin, Superior Quality, Classic Culinary Grade (Smoothies, Lattes, Baking, Recipes) - Antioxidants, Energy - Jade Leaf Brand [30g Starter Size] </text:p>
      <text:p text:style-name="P8"/>
      <text:p text:style-name="P8"/>
      <text:p text:style-name="P12"><text:bookmark text:name="aboutTheProductText"/>About the product</text:p>
      <text:section text:style-name="Sect1" text:name="feature-bullets">
        <text:p text:style-name="P19"/>
        <text:section text:style-name="Sect1" text:name="fbExpandableSection">
          <text:p text:style-name="P20"/>
          <text:section text:style-name="Sect1" text:name="fbExpandableSectionContent">
            <text:list xml:id="list9002270147668644723" text:style-name="L8">
              <text:list-item>
                <text:p text:style-name="P45">100% USDA Organic Matcha Green Tea Powder, All Natural, Nothing Added (naturally gluten free and vegan)</text:p>
              </text:list-item>
              <text:list-item>
                <text:p text:style-name="P46">Authentic Japanese Matcha - sourced directly from a single estate family farm Uji, Japan, allowing us to provide much better quality at better pricing than our competitors</text:p>
              </text:list-item>
              <text:list-item>
                <text:p text:style-name="P46">Create Amazing Matcha Recipes - our Culinary Grade Matcha is an affordable way to add a delicious, healthy boost to smoothies, lattes, baked goods, and other dishes</text:p>
              </text:list-item>
              <text:list-item>
                <text:p text:style-name="P46">Healthy Superfood - matcha is rich in antioxidants, helps boost metabolism, great source of natural energy and mental clarity</text:p>
              </text:list-item>
              <text:list-item>
                <text:p text:style-name="P46">Love It or Your Money Back - if you are not 100% satisfied with your purchase of our Matcha for any reason, just email us and we'll refund your order in full, no questions asked</text:p>
              </text:list-item>
            </text:list>
          </text:section>
        </text:section>
      </text:section>
      <text:p text:style-name="Standard"><draw:frame draw:style-name="fr1" draw:name="Frame1" text:anchor-type="paragraph" svg:width="0.1043in" draw:z-index="0"><draw:text-box fo:min-height="0.0937in"><text:p text:style-name="Text_20_body"/></draw:text-box></draw:frame></text:p>
      <text:p text:style-name="P8"/>
      <text:p text:style-name="P8"/>
      <text:p text:style-name="P9"/>
      <text:p text:style-name="P9"><text:soft-page-break/>&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0PFDH0IC&amp;asins=B00PFDH0IC&amp;linkId=97d5d23de8ffd7a0f18677dc661c3324&amp;show_border=true&amp;link_opens_in_new_window=true&amp;price_color=333333&amp;title_color=0066c0&amp;bg_color=ffffff"&gt;</text:p>
      <text:p text:style-name="P9"><text:s text:c="4"/>&lt;/iframe&gt;</text:p>
      <text:p text:style-name="P9"/>
      <text:p text:style-name="P9"/>
      <text:p text:style-name="P9"/>
      <text:p text:style-name="P9"><text:a xlink:type="simple" xlink:href="https://www.amazon.com/Matcha-Green-Tea-Powder-Organic/dp/B00PFDH0IC/ref=as_sl_pc_qf_sp_asin_til?tag=castlehousese-20&amp;linkCode=w00&amp;linkId=97d5d23de8ffd7a0f18677dc661c3324&amp;creativeASIN=B00PFDH0IC&amp;th=1" text:style-name="Internet_20_link" text:visited-style-name="Visited_20_Internet_20_Link">https://www.amazon.com/Matcha-Green-Tea-Powder-Organic/dp/B00PFDH0IC/ref=as_sl_pc_qf_sp_asin_til?tag=castlehousese-20&amp;linkCode=w00&amp;linkId=97d5d23de8ffd7a0f18677dc661c3324&amp;creativeASIN=B00PFDH0IC&amp;th=1</text:a></text:p>
      <text:p text:style-name="P9"/>
      <text:p text:style-name="P9"/>
      <text:p text:style-name="P18"/>
      <text:p text:style-name="P9"/>
      <text:p text:style-name="P9"/>
      <text:p text:style-name="P9"/>
      <text:p text:style-name="P9"/>
      <text:h text:style-name="P54" text:outline-level="3">Fitness trackers</text:h>
      <text:p text:style-name="P41"/>
      <text:h text:style-name="P50" text:outline-level="1"><text:bookmark text:name="title9"/><text:bookmark text:name="productTitle9"/>Fitness Tracker, Ronten R2 Plus Heart Rate Monitor Waterproof Activity Tracker, Bluetooth Wireless Smart Bracelet with Replacement Strap for Android and IOS Smartphones</text:h>
      <text:p text:style-name="P42"/>
      <text:p text:style-name="P42"/>
      <text:p text:style-name="P31"><text:soft-page-break/>UPGRADED FITNESS TRACKER: This Activity tracker ( R2 Plus) can track your heart rate and all-day activities. Based on R2, more functions are added and the workout App is more comprehensive. It will help you get a better understanding of your fitness level.</text:p>
      <text:list xml:id="list4557196890216075140" text:style-name="L9">
        <text:list-item>
          <text:p text:style-name="P27">GIVE A MATCHED GIFT: High quality comfortable and Fashion replacement strap made from durable and waterproof materials, easy to install and remove, you can install a different colored band any time you want. Swap between purple or blue to suit your mood and your outfit!</text:p>
        </text:list-item>
        <text:list-item>
          <text:p text:style-name="P27">MULTI-SPORT MODE &amp; GPS INTEGRATION: R2 Plus fitness watch with 14 training modes helps you better understanding every activity data of yourself and the GPS can monitor your activities track, you will always know where have you been and where you are!</text:p>
        </text:list-item>
        <text:list-item>
          <text:p text:style-name="P27">HEART RATE &amp; SLEEP MONITOR: The activity bracelet can monitor your heart rate to help you do exercise scientifically and accurately monitor total effective sleeping time and motions every night, you can better understand your sleeping quality.</text:p>
        </text:list-item>
        <text:list-item>
          <text:p text:style-name="P27">WIDER COMPATIBILITY &amp; LONG-LASTING BATTERY: Full charge requires only about 1 hours and the standby time can be up to 5-8 days with full power. App supports most smart phones with Bluetooth 4.0 or above. Support system: iOS 7.1 or above like iPhone 7/6/6s/se/5 , Android 4.4 or above like Samsung S8/S7 LG HTC.</text:p>
        </text:list-item>
      </text:list>
      <text:p text:style-name="P42"/>
      <text:p text:style-name="P42"/>
      <text:p text:style-name="P42"/>
      <text:p text:style-name="P9">&lt;iframe style="width:120px;height:240px;" marginwidth="0" marginheight="0" scrolling="no" frameborder="0" src="//ws-na.amazon-adsystem.com/widgets/q?ServiceVersion=20070822&amp;OneJS=1&amp;Operation=GetAdHtml&amp;MarketPlace=US&amp;source=ac&amp;ref=qf_sp_asin_til&amp;ad_type=product_link&amp;tracking_id=castlehousese-20&amp;marketplace=amazon&amp;region=US&amp;placement=B073P88WDM&amp;asins=B073P88WDM&amp;linkId=b87cc4199ce88e7597741a4ede32ed18&amp;show_border=true&amp;link_opens_in_new_window=true&amp;price_color=333333&amp;title_color=0066c0&amp;bg_color=ffffff"&gt;</text:p>
      <text:p text:style-name="P9"><text:s text:c="4"/>&lt;/iframe&gt;</text:p>
      <text:p text:style-name="P9"/>
      <text:p text:style-name="P9"/>
      <text:p text:style-name="P9"/>
      <text:p text:style-name="P9"/>
      <text:p text:style-name="P9"><text:a xlink:type="simple" xlink:href="https://www.amazon.com/Ronten-Waterproof-Bluetooth-Replacement-Smartphones/dp/B073P88WDM/ref=as_sl_pc_qf_sp_asin_til?tag=castlehousese-20&amp;linkCode=w00&amp;linkId=b87cc4199ce88e7597741a4ede32ed18&amp;creativeASIN=B073P88WDM" text:style-name="Internet_20_link" text:visited-style-name="Visited_20_Internet_20_Link">https://www.amazon.com/Ronten-Waterproof-Bluetooth-Replacement-Smartphones/dp/B073P88WDM/ref=as_sl_pc_qf_sp_asin_til?tag=castlehousese-20&amp;linkCode=w00&amp;linkId=b87cc4199ce88e7597741a4ede32ed18&amp;creativeASIN=B073P88WDM</text:a></text:p>
      <text:p text:style-name="P9"><text:soft-page-break/></text:p>
      <text:p text:style-name="P18"/>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mazon Ember" svg:font-family="'Amazon Ember', Arial, sans-serif"/>
    <style:font-face style:name="Helvetica Neue" svg:font-family="'Helvetica Neue', Helvetica, Arial, sans-serif"/>
    <style:font-face style:name="Lusitana" svg:font-family="Lusitana, serif"/>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5T21:13:14.309659357</meta:creation-date>
    <meta:generator>LibreOffice/5.1.6.2$Linux_X86_64 LibreOffice_project/10m0$Build-2</meta:generator>
    <dc:date>2017-08-26T02:10:10.622638481</dc:date>
    <meta:editing-duration>PT1H25M33S</meta:editing-duration>
    <meta:editing-cycles>4</meta:editing-cycles>
    <meta:document-statistic meta:table-count="0" meta:image-count="0" meta:object-count="0" meta:page-count="12" meta:paragraph-count="99" meta:word-count="1613" meta:character-count="17004" meta:non-whitespace-character-count="15484"/>
  </office:meta>
</office:document-meta>
</file>